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B00000032E86715F3880EAD13.png" manifest:media-type="image/png"/>
  <manifest:file-entry manifest:full-path="Pictures/100002010000028C0000005B2113B34F5B281C74.png" manifest:media-type="image/png"/>
  <manifest:file-entry manifest:full-path="Pictures/10000201000002D10000020FE10C25270DE85714.png" manifest:media-type="image/png"/>
  <manifest:file-entry manifest:full-path="Pictures/1000020100000233000000AF2A813040CDF0EECC.png" manifest:media-type="image/png"/>
  <manifest:file-entry manifest:full-path="Pictures/1000020100000510000001279CBDE12C05EDF22D.png" manifest:media-type="image/png"/>
  <manifest:file-entry manifest:full-path="Pictures/10000201000003CD000000667310FB9E1F465938.png" manifest:media-type="image/png"/>
  <manifest:file-entry manifest:full-path="Pictures/10000201000002A2000002AFAE8CB655AC15DCB2.png" manifest:media-type="image/png"/>
  <manifest:file-entry manifest:full-path="Pictures/100002010000040F00000121B7A35B9B0807758E.png" manifest:media-type="image/png"/>
  <manifest:file-entry manifest:full-path="Pictures/10000201000003DD000000A3862F5C417E57B474.png" manifest:media-type="image/png"/>
  <manifest:file-entry manifest:full-path="Pictures/100002010000027100000041E014FDE911698E8D.png" manifest:media-type="image/png"/>
  <manifest:file-entry manifest:full-path="Pictures/10000201000005150000013022092D5F13D41D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span text:style-name="T1">Intro to database</text:span></text:p>
      <text:p text:style-name="P1"/>
      <text:p text:style-name="Standard">1.</text:p>
      <text:p text:style-name="Standard"/>
      <text:p text:style-name="Standard"><draw:frame draw:style-name="fr1" draw:name="image11.png" text:anchor-type="as-char" svg:width="6.5in" svg:height="0.4583in" draw:z-index="0"><draw:image xlink:href="Pictures/10000201000002BB00000032E86715F3880EAD13.png" xlink:type="simple" xlink:show="embed" xlink:actuate="onLoad" loext:mime-type="image/png"/></draw:frame></text:p>
      <text:p text:style-name="Standard"/>
      <text:p text:style-name="Standard"><draw:frame draw:style-name="fr1" draw:name="image7.png" text:anchor-type="as-char" svg:width="6.5in" svg:height="0.9028in" draw:z-index="0"><draw:image xlink:href="Pictures/100002010000028C0000005B2113B34F5B281C74.png" xlink:type="simple" xlink:show="embed" xlink:actuate="onLoad" loext:mime-type="image/png"/></draw:frame></text:p>
      <text:p text:style-name="Standard"/>
      <text:p text:style-name="Standard">2.</text:p>
      <text:p text:style-name="Standard"/>
      <text:p text:style-name="Standard"><draw:frame draw:style-name="fr1" draw:name="image9.png" text:anchor-type="as-char" svg:width="6.5in" svg:height="4.75in" draw:z-index="0"><draw:image xlink:href="Pictures/10000201000002D10000020FE10C25270DE8571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Standard"/>
      <text:p text:style-name="Standard"><draw:frame draw:style-name="fr1" draw:name="image2.png" text:anchor-type="as-char" svg:width="6.95in" svg:height="0.7244in" draw:z-index="0"><draw:image xlink:href="Pictures/10000201000003CD000000667310FB9E1F465938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1" draw:name="image5.png" text:anchor-type="as-char" svg:width="5.8646in" svg:height="1.8228in" draw:z-index="0"><draw:image xlink:href="Pictures/1000020100000233000000AF2A813040CDF0EE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</text:p>
      <text:p text:style-name="Standard"/>
      <text:p text:style-name="Standard"><draw:frame draw:style-name="fr1" draw:name="image8.png" text:anchor-type="as-char" svg:width="6.5in" svg:height="6.6252in" draw:z-index="0"><draw:image xlink:href="Pictures/10000201000002A2000002AFAE8CB655AC15DC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5. </text:p>
      <text:p text:style-name="Standard"/>
      <text:p text:style-name="Standard"><draw:frame draw:style-name="fr1" draw:name="image3.png" text:anchor-type="as-char" svg:width="6.5in" svg:height="1.0693in" draw:z-index="0"><draw:image xlink:href="Pictures/10000201000003DD000000A3862F5C417E57B474.png" xlink:type="simple" xlink:show="embed" xlink:actuate="onLoad" loext:mime-type="image/png"/></draw:frame></text:p>
      <text:p text:style-name="Standard"/>
      <text:p text:style-name="Standard">6.</text:p>
      <text:p text:style-name="Standard"/>
      <text:p text:style-name="Standard"><draw:frame draw:style-name="fr1" draw:name="image1.png" text:anchor-type="as-char" svg:width="6.5in" svg:height="1.8055in" draw:z-index="0"><draw:image xlink:href="Pictures/100002010000040F00000121B7A35B9B0807758E.png" xlink:type="simple" xlink:show="embed" xlink:actuate="onLoad" loext:mime-type="image/png"/></draw:frame></text:p>
      <text:p text:style-name="Standard"/>
      <text:p text:style-name="Standard"/>
      <text:p text:style-name="Standard">7.</text:p>
      <text:p text:style-name="Standard"/>
      <text:p text:style-name="Standard"><draw:frame draw:style-name="fr1" draw:name="image6.png" text:anchor-type="as-char" svg:width="6.5in" svg:height="0.6807in" draw:z-index="0"><draw:image xlink:href="Pictures/100002010000027100000041E014FDE911698E8D.png" xlink:type="simple" xlink:show="embed" xlink:actuate="onLoad" loext:mime-type="image/png"/></draw:frame></text:p>
      <text:p text:style-name="Standard"/>
      <text:p text:style-name="Standard">8. </text:p>
      <text:p text:style-name="Standard"/>
      <text:p text:style-name="Standard"><draw:frame draw:style-name="fr1" draw:name="image4.png" text:anchor-type="as-char" svg:width="6.5in" svg:height="1.9535in" draw:z-index="0"><draw:image xlink:href="Pictures/10000201000005150000013022092D5F13D41D76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9.</text:p>
      <text:p text:style-name="Standard"/>
      <text:p text:style-name="Standard"><draw:frame draw:style-name="fr1" draw:name="image10.png" text:anchor-type="as-char" svg:width="7.2409in" svg:height="2.578in" draw:z-index="0"><draw:image xlink:href="Pictures/1000020100000510000001279CBDE12C05EDF2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21" meta:word-count="12" meta:character-count="40" meta:non-whitespace-character-count="33"/>
    <meta:generator>LibreOfficeDev/6.0.5.2$Linux_X86_64 LibreOffice_project/</meta:generator>
  </office:meta>
</office:document-meta>
</file>